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officeooo:rsid="0016483d" officeooo:paragraph-rsid="0016483d"/>
    </style:style>
    <style:style style:name="P14" style:family="paragraph" style:parent-style-name="Standard">
      <style:text-properties officeooo:rsid="0019de0a" officeooo:paragraph-rsid="0019de0a"/>
    </style:style>
    <style:style style:name="P15" style:family="paragraph" style:parent-style-name="Standard">
      <style:text-properties officeooo:rsid="001c4bac" officeooo:paragraph-rsid="001c4bac"/>
    </style:style>
    <style:style style:name="P16" style:family="paragraph" style:parent-style-name="Standard">
      <style:text-properties officeooo:rsid="001c4bac" officeooo:paragraph-rsid="00217a1f"/>
    </style:style>
    <style:style style:name="P17" style:family="paragraph" style:parent-style-name="Standard">
      <style:text-properties officeooo:rsid="001d76da" officeooo:paragraph-rsid="001d76da"/>
    </style:style>
    <style:style style:name="P18" style:family="paragraph" style:parent-style-name="Standard">
      <style:text-properties officeooo:rsid="001ee0d3" officeooo:paragraph-rsid="001ee0d3"/>
    </style:style>
    <style:style style:name="P19" style:family="paragraph" style:parent-style-name="Standard">
      <style:text-properties officeooo:rsid="001f68cc" officeooo:paragraph-rsid="001f68cc"/>
    </style:style>
    <style:style style:name="P20" style:family="paragraph" style:parent-style-name="Standard">
      <style:text-properties officeooo:rsid="001a8616" officeooo:paragraph-rsid="0021718a"/>
    </style:style>
    <style:style style:name="P21" style:family="paragraph" style:parent-style-name="Standard">
      <style:text-properties officeooo:rsid="00217a1f" officeooo:paragraph-rsid="00217a1f"/>
    </style:style>
    <style:style style:name="P22" style:family="paragraph" style:parent-style-name="Standard">
      <style:text-properties officeooo:rsid="0025f455" officeooo:paragraph-rsid="0026750a"/>
    </style:style>
    <style:style style:name="P23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4" style:family="paragraph" style:parent-style-name="Standard">
      <style:text-properties officeooo:rsid="00259dad" officeooo:paragraph-rsid="00327991"/>
    </style:style>
    <style:style style:name="P25" style:family="paragraph" style:parent-style-name="Standard">
      <style:text-properties officeooo:rsid="00327991" officeooo:paragraph-rsid="00327991"/>
    </style:style>
    <style:style style:name="P26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27" style:family="paragraph" style:parent-style-name="Text_20_body">
      <style:text-properties officeooo:rsid="0019de0a" officeooo:paragraph-rsid="0019de0a"/>
    </style:style>
    <style:style style:name="P28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29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P30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31" style:family="paragraph" style:parent-style-name="Standard" style:list-style-name="L2">
      <style:text-properties officeooo:rsid="0025f455" officeooo:paragraph-rsid="0026750a"/>
    </style:style>
    <style:style style:name="P32" style:family="paragraph" style:parent-style-name="Standard" style:list-style-name="L3">
      <style:text-properties officeooo:rsid="0025f455" officeooo:paragraph-rsid="0026750a"/>
    </style:style>
    <style:style style:name="P33" style:family="paragraph" style:parent-style-name="Standard" style:list-style-name="L4">
      <style:text-properties officeooo:rsid="0025f455" officeooo:paragraph-rsid="0026750a"/>
    </style:style>
    <style:style style:name="P34" style:family="paragraph" style:parent-style-name="Standard">
      <style:text-properties officeooo:rsid="0025f455" officeooo:paragraph-rsid="001c4bac"/>
    </style:style>
    <style:style style:name="P35" style:family="paragraph" style:parent-style-name="Standard" style:list-style-name="L3">
      <style:text-properties officeooo:rsid="002db1c6" officeooo:paragraph-rsid="002db1c6"/>
    </style:style>
    <style:style style:name="P36" style:family="paragraph" style:parent-style-name="Standard" style:list-style-name="L4">
      <style:text-properties officeooo:rsid="0026750a" officeooo:paragraph-rsid="0026750a"/>
    </style:style>
    <style:style style:name="P37" style:family="paragraph" style:parent-style-name="Standard" style:list-style-name="L5">
      <style:text-properties officeooo:rsid="00327991" officeooo:paragraph-rsid="00327991"/>
    </style:style>
    <style:style style:name="P38" style:family="paragraph" style:parent-style-name="Standard" style:list-style-name="L6">
      <style:text-properties officeooo:rsid="00327991" officeooo:paragraph-rsid="00327991"/>
    </style:style>
    <style:style style:name="P39" style:family="paragraph" style:parent-style-name="Standard" style:list-style-name="L7">
      <style:text-properties officeooo:rsid="00327991" officeooo:paragraph-rsid="00327991"/>
    </style:style>
    <style:style style:name="P40" style:family="paragraph" style:parent-style-name="Standard" style:list-style-name="L6">
      <style:text-properties officeooo:paragraph-rsid="00327991"/>
    </style:style>
    <style:style style:name="P41" style:family="paragraph" style:parent-style-name="Standard" style:list-style-name="L8">
      <style:text-properties officeooo:rsid="00259dad" officeooo:paragraph-rsid="00259dad"/>
    </style:style>
    <style:style style:name="P42" style:family="paragraph" style:parent-style-name="Standard" style:list-style-name="L9">
      <style:text-properties officeooo:rsid="00217a1f" officeooo:paragraph-rsid="00217a1f"/>
    </style:style>
    <style:style style:name="P43" style:family="paragraph" style:parent-style-name="Standard" style:list-style-name="L11">
      <style:text-properties officeooo:rsid="00217a1f" officeooo:paragraph-rsid="00217a1f"/>
    </style:style>
    <style:style style:name="P44" style:family="paragraph" style:parent-style-name="Standard" style:list-style-name="L9">
      <style:text-properties officeooo:rsid="001c4bac" officeooo:paragraph-rsid="001c4bac"/>
    </style:style>
    <style:style style:name="P45" style:family="paragraph" style:parent-style-name="Standard" style:list-style-name="L10">
      <style:text-properties officeooo:rsid="001c4bac" officeooo:paragraph-rsid="00217a1f"/>
    </style:style>
    <style:style style:name="P46" style:family="paragraph" style:parent-style-name="Standard" style:list-style-name="L10">
      <style:text-properties officeooo:rsid="001c4bac" officeooo:paragraph-rsid="001c4bac"/>
    </style:style>
    <style:style style:name="P47" style:family="paragraph" style:parent-style-name="Standard" style:list-style-name="L11">
      <style:text-properties officeooo:rsid="001c4bac" officeooo:paragraph-rsid="001c4bac"/>
    </style:style>
    <style:style style:name="P48" style:family="paragraph" style:parent-style-name="Standard">
      <style:text-properties officeooo:rsid="001c4bac" officeooo:paragraph-rsid="001c4bac"/>
    </style:style>
    <style:style style:name="P49" style:family="paragraph" style:parent-style-name="Standard">
      <style:text-properties officeooo:rsid="0034798c" officeooo:paragraph-rsid="0034798c"/>
    </style:style>
    <style:style style:name="P50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51" style:family="paragraph" style:parent-style-name="Standard" style:list-style-name="L12">
      <style:text-properties fo:font-weight="normal" officeooo:rsid="0034798c" officeooo:paragraph-rsid="0034798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3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27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3976452281107673162" text:style-name="L1">
        <text:list-item>
          <text:p text:style-name="P28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29">解説ビデオの定義・「盛り上がり」の計測が課題</text:p>
        </text:list-item>
      </text:list>
      <text:p text:style-name="P14">1. altmetric it!에서 트위터 웹크롤링 자동화</text:p>
      <text:p text:style-name="P14">1.1 altmetric상의 논문 식별 번호를 자동화 불가능??</text:p>
      <text:p text:style-name="P14">(2 비디오 웹크롤링-&gt;수집하고있는 비디오 범위에 대해 고찰)</text:p>
      <text:p text:style-name="P14"/>
      <text:p text:style-name="P11">200518</text:p>
      <text:p text:style-name="P15">0논문/1Citation/2YT/3Twitter</text:p>
      <text:p text:style-name="P15"/>
      <text:p text:style-name="P15">2+3: 어느쪽이 먼저 등장하는가? 시기상 유의한 관계성이 있는가?</text:p>
      <text:p text:style-name="P15">1+2: 상관관계:</text:p>
      <text:p text:style-name="P15"><text:tab/>1) 동시</text:p>
      <text:p text:style-name="P15"><text:tab/>2) 시간차 ex YT(2015) Citation(2017)</text:p>
      <text:p text:style-name="P17">0: 키 논문 vs 파생형 논문</text:p>
      <text:p text:style-name="P17">2: 인기채널vs비인기채널</text:p>
      <text:p text:style-name="P18">2: 편집컨텐츠vs라이브</text:p>
      <text:p text:style-name="P19"/>
      <text:p text:style-name="P20">피인용 데이터 없이 일단 분석</text:p>
      <text:p text:style-name="P20">[science communication에 있어서 유튜브의 영향이 있다]</text:p>
      <text:p text:style-name="P20">ex) YT컨텐츠 증가</text:p>
      <text:p text:style-name="P20">→ 트윗 증가 / 긍정적 트윗 증가 / 오리지널 트윗 증가</text:p>
      <text:p text:style-name="P20"/>
      <text:p text:style-name="P12">200519</text:p>
      <text:p text:style-name="P23">0. 데이터 수집</text:p>
      <text:p text:style-name="P26">논문 데이터셋 예시:</text:p>
      <text:list xml:id="list7395272324573012317" text:style-name="L2">
        <text:list-item>
          <text:p text:style-name="P30">cs.LG 19.01~19.03 → <text:s/>발표 후 1년 간 동향 관찰에 적합</text:p>
          <text:list>
            <text:list-item>
              <text:p text:style-name="P31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2">채널 데이터셋 예시:</text:p>
      <text:list xml:id="list2442504871232371748" text:style-name="L3">
        <text:list-item>
          <text:p text:style-name="P32"><text:soft-page-break/>논문 데이터셋으로 전체 검색(;)</text:p>
        </text:list-item>
        <text:list-item>
          <text:p text:style-name="P32">유명 ai채널?</text:p>
          <text:list>
            <text:list-item>
              <text:p text:style-name="P32">예를들어, 논문 데이터셋 내의 arxiv url 언급 컨텐츠가 n개 이상</text:p>
              <text:list>
                <text:list-item>
                  <text:p text:style-name="P35">+내용이 논문 해설 비디오</text:p>
                </text:list-item>
                <text:list-item>
                  <text:p text:style-name="P32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32">+ (구독자 수, 뷰 수… / 운영일) &gt; m</text:p>
            </text:list-item>
          </text:list>
        </text:list-item>
      </text:list>
      <text:p text:style-name="P22">비디오 데이터셋 예시</text:p>
      <text:list xml:id="list3796579753473747362" text:style-name="L4">
        <text:list-item>
          <text:p text:style-name="P33">논문 데이터셋으로 전체 검색(;)</text:p>
        </text:list-item>
        <text:list-item>
          <text:p text:style-name="P33">채널 데이터셋에서 논문 관련 컨텐츠 검색</text:p>
          <text:list>
            <text:list-item>
              <text:p text:style-name="P33">키워드 → 프리프린트엔 키워드 없음…</text:p>
            </text:list-item>
            <text:list-item>
              <text:p text:style-name="P36">url</text:p>
            </text:list-item>
            <text:list-item>
              <text:p text:style-name="P36">타이틀 그대로</text:p>
            </text:list-item>
          </text:list>
        </text:list-item>
      </text:list>
      <text:p text:style-name="P25">인용 데이터셋 예시</text:p>
      <text:list xml:id="list6129823432755083265" text:style-name="L5">
        <text:list-item>
          <text:p text:style-name="P37">arxiv→Semantic Scholar API</text:p>
        </text:list-item>
      </text:list>
      <text:list xml:id="list135470205581052349" text:style-name="L6">
        <text:list-item>
          <text:list>
            <text:list-item>
              <text:p text:style-name="P40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38">Accessible Paper Identifiers and Examples:</text:p>
            </text:list-item>
          </text:list>
        </text:list-item>
      </text:list>
      <text:list xml:id="list2097983110686392277" text:style-name="L7">
        <text:list-item>
          <text:list>
            <text:list-item>
              <text:list>
                <text:list-item>
                  <text:p text:style-name="P39">S2 Paper ID : https://api.semanticscholar.org/v1/paper/0796f6cd7f0403a854d67d525e9b32af3b277331</text:p>
                </text:list-item>
                <text:list-item>
                  <text:p text:style-name="P39">DOI : https://api.semanticscholar.org/v1/paper/10.1038/nrn3241</text:p>
                </text:list-item>
                <text:list-item>
                  <text:p text:style-name="P39">ArXiv ID : https://api.semanticscholar.org/v1/paper/arXiv:1705.10311</text:p>
                </text:list-item>
                <text:list-item>
                  <text:p text:style-name="P39">MAG ID : https://api.semanticscholar.org/v1/paper/MAG:112218234</text:p>
                </text:list-item>
                <text:list-item>
                  <text:p text:style-name="P39">ACL ID : https://api.semanticscholar.org/v1/paper/ACL:W12-3903</text:p>
                </text:list-item>
                <text:list-item>
                  <text:p text:style-name="P39">PubMed ID : https://api.semanticscholar.org/v1/paper/PMID:19872477</text:p>
                </text:list-item>
                <text:list-item>
                  <text:p text:style-name="P39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02448903272173" text:continue-list="list6129823432755083265" text:style-name="L5">
        <text:list-item>
          <text:p text:style-name="P37">Semantic Scholar JSON→ Scopus (API?)에서 발행 날짜 수집</text:p>
        </text:list-item>
      </text:list>
      <text:p text:style-name="P24"/>
      <text:p text:style-name="P21"/>
      <text:p text:style-name="P12">1. 유튜브 비디오 통계(정성적)</text:p>
      <text:p text:style-name="P21">데이터셋 예시</text:p>
      <text:list xml:id="list194967105252460726" text:style-name="L8">
        <text:list-item>
          <text:p text:style-name="P41">cs.ML분야 2016~2019</text:p>
          <text:list>
            <text:list-item>
              <text:p text:style-name="P41"><text:tab/></text:p>
            </text:list-item>
          </text:list>
        </text:list-item>
      </text:list>
      <text:p text:style-name="P21">기본 제공 속성</text:p>
      <text:list xml:id="list1769772557308551313" text:style-name="L9">
        <text:list-item>
          <text:p text:style-name="P42">-채널</text:p>
        </text:list-item>
        <text:list-item>
          <text:p text:style-name="P42">-길이</text:p>
        </text:list-item>
        <text:list-item>
          <text:p text:style-name="P44">-공개일</text:p>
        </text:list-item>
        <text:list-item>
          <text:p text:style-name="P44">-라이브스트리밍?</text:p>
        </text:list-item>
        <text:list-item>
          <text:p text:style-name="P44">-카운트(누계)</text:p>
        </text:list-item>
      </text:list>
      <text:p text:style-name="P16">커스텀 속성</text:p>
      <text:list xml:id="list118844793041559964" text:style-name="L10">
        <text:list-item>
          <text:p text:style-name="P45">-유저 타입</text:p>
          <text:list>
            <text:list-item>
              <text:p text:style-name="P45">-개인</text:p>
              <text:list>
                <text:list-item>
                  <text:p text:style-name="P45">-일반인</text:p>
                </text:list-item>
                <text:list-item>
                  <text:p text:style-name="P45">-연구원</text:p>
                </text:list-item>
                <text:list-item>
                  <text:p text:style-name="P45">-전문가</text:p>
                </text:list-item>
                <text:list-item>
                  <text:p text:style-name="P45">-저널리스트</text:p>
                </text:list-item>
                <text:list-item>
                  <text:p text:style-name="P45">-기타</text:p>
                </text:list-item>
              </text:list>
            </text:list-item>
            <text:list-item>
              <text:p text:style-name="P45">-조직</text:p>
              <text:list>
                <text:list-item>
                  <text:p text:style-name="P45"><text:soft-page-break/>-연구기관</text:p>
                </text:list-item>
                <text:list-item>
                  <text:p text:style-name="P45">-펀드</text:p>
                </text:list-item>
                <text:list-item>
                  <text:p text:style-name="P45">-시민 조직</text:p>
                </text:list-item>
                <text:list-item>
                  <text:p text:style-name="P45">-정부기관</text:p>
                </text:list-item>
                <text:list-item>
                  <text:p text:style-name="P45">-비즈니스</text:p>
                </text:list-item>
                <text:list-item>
                  <text:p text:style-name="P45">-미디어</text:p>
                </text:list-item>
                <text:list-item>
                  <text:p text:style-name="P45">-저널/출판</text:p>
                </text:list-item>
                <text:list-item>
                  <text:p text:style-name="P45">-기타</text:p>
                </text:list-item>
              </text:list>
            </text:list-item>
            <text:list-item>
              <text:p text:style-name="P45">-기타</text:p>
            </text:list-item>
          </text:list>
        </text:list-item>
        <text:list-item>
          <text:p text:style-name="P46">내용</text:p>
          <text:list>
            <text:list-item>
              <text:p text:style-name="P46">논문 해설</text:p>
              <text:list>
                <text:list-item>
                  <text:p text:style-name="P46">대상 논문 수:단수/복수</text:p>
                </text:list-item>
                <text:list-item>
                  <text:p text:style-name="P46">해설 강도:집중/간단</text:p>
                </text:list-item>
              </text:list>
            </text:list-item>
            <text:list-item>
              <text:p text:style-name="P46">대화/인터뷰</text:p>
            </text:list-item>
            <text:list-item>
              <text:p text:style-name="P46">일상</text:p>
            </text:list-item>
          </text:list>
        </text:list-item>
        <text:list-item>
          <text:p text:style-name="P46">커뮤니케이션</text:p>
          <text:list>
            <text:list-item>
              <text:p text:style-name="P46">코멘트</text:p>
              <text:list>
                <text:list-item>
                  <text:p text:style-name="P46">→ 유저 타입 통계</text:p>
                  <text:list>
                    <text:list-item>
                      <text:p text:style-name="P46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46"/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p text:style-name="P50">2. 유튜브와 트윗 간 상호작용</text:p>
      <text:list xml:id="list2680672772602926702" text:style-name="L12">
        <text:list-item>
          <text:p text:style-name="P51">비디오 유무 그룹에 대한 트윗 통계 차이</text:p>
        </text:list-item>
      </text:list>
      <text:list xml:id="list4630475316170584017" text:style-name="L11">
        <text:list-item>
          <text:p text:style-name="P47">()논문 데이터셋 대상 언급 비디오</text:p>
        </text:list-item>
        <text:list-item>
          <text:p text:style-name="P47">언급(혹은 집중 해설)비디오 대상 논문의 (같은 분야)전후 논문 <text:span text:style-name="T6">url취득</text:span></text:p>
        </text:list-item>
        <text:list-item>
          <text:p text:style-name="P43">url로 유튜브 전체 검색</text:p>
          <text:list>
            <text:list-item>
              <text:p text:style-name="P43">존재→ 그 이전(다음) 논문으로 시도</text:p>
            </text:list-item>
            <text:list-item>
              <text:p text:style-name="P43">비존재→ 논문 채택</text:p>
            </text:list-item>
          </text:list>
        </text:list-item>
        <text:list-item>
          <text:p text:style-name="P43">논문에 대해 altmetric twitter수집</text:p>
        </text:list-item>
        <text:list-item>
          <text:p text:style-name="P43">비디오 유 그룹과 무 그룹 간 트윗 통계 비교</text:p>
        </text:list-item>
      </text:list>
      <text:p text:style-name="P15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21T10:24:47.194715223</dc:date>
    <meta:editing-duration>PT9H40M47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4" meta:paragraph-count="147" meta:word-count="1780" meta:character-count="3186" meta:non-whitespace-character-count="2748"/>
  </office:meta>
</office:document-meta>
</file>